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ahoma" fo:font-size="10pt" style:font-name-asian="Tahoma" style:font-size-asian="10pt" style:font-name-complex="Tahoma" style:font-size-complex="10pt"/>
    </style:style>
    <style:style style:name="P2" style:family="paragraph" style:parent-style-name="Standard" style:list-style-name="List_20_1">
      <style:text-properties style:font-name="Tahoma" fo:font-size="10pt" style:font-name-asian="Tahoma" style:font-size-asian="10pt" style:font-name-complex="Tahoma" style:font-size-complex="10pt"/>
    </style:style>
    <style:style style:name="P3" style:family="paragraph" style:parent-style-name="Standard" style:list-style-name="List_20_1"/>
    <style:style style:name="P4" style:family="paragraph" style:parent-style-name="Standard" style:list-style-name="List_20_1"/>
    <text:list-style style:name="L1">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otes on SORCER</text:p>
      <text:p text:style-name="Heading_20_1">Setting up a service UI for your service</text:p>
      <text:p text:style-name="Standard">In order for IncaX to provide you with a GUI to your service, you need to setup your main service UI class as described here. Your can place your GUI within a JPanel Swing component. Simply make the main class of your GUI extend JPanel to do this. To set the name of the tab that your GUI will be on in IncaX, call the JPanel method</text:p>
      <text:p text:style-name="Standard"/>
      <text:p text:style-name="Code">getAccessibleContext().setAccessibleName("<text:span text:style-name="Strong_20_Emphasis">Tab name goes here</text:span>");</text:p>
      <text:p text:style-name="Standard"/>
      <text:p text:style-name="Standard">In order to allow IncaX to find your service UI, you need to place the following public method in your main GUI class. Use whichever net.jini.lookup.ui class that you want to specify what roll your GUI should use. The MainUI is for the standard user interface used by ordinary clients of the service. The AdminUI is for use by the service's administrator. The AboutUI roll is for information about the service, which is presentable by a user interface object.</text:p>
      <text:p text:style-name="Standard"/>
      <text:p text:style-name="Code">import net.jini.lookup.entry.UIDescriptor;</text:p>
      <text:p text:style-name="Code">import net.jini.lookup.ui.<text:span text:style-name="Strong_20_Emphasis">MainUI</text:span>;</text:p>
      <text:p text:style-name="Code">import net.jini.lookup.ui.AdminUI;</text:p>
      <text:p text:style-name="Code">import net.jini.lookup.ui.AboutUI;</text:p>
      <text:p text:style-name="Code"/>
      <text:p text:style-name="Code">public static UIDescriptor getUIDescriptor()</text:p>
      <text:p text:style-name="Code">{ UIDescriptor uiDesc = null;</text:p>
      <text:p text:style-name="Code"><text:s text:c="2"/>try</text:p>
      <text:p text:style-name="Code"><text:s text:c="2"/>{ uiDesc = UIDescriptorFactory.getUIDescriptor(<text:span text:style-name="Strong_20_Emphasis">MainUI.ROLE</text:span>,</text:p>
      <text:p text:style-name="Code"><text:s text:c="6"/>new UIComponentFactory(new URL(Env.getWebsterUrl() +</text:p>
      <text:p text:style-name="Code"><text:s text:c="6"/>"/<text:span text:style-name="Strong_20_Emphasis">JarFileWithYourGui.jar</text:span>"),</text:p>
      <text:p text:style-name="Code"><text:s text:c="6"/><text:span text:style-name="Strong_20_Emphasis">YourGuiClass</text:span>.class.getName()));</text:p>
      <text:p text:style-name="Code"><text:s text:c="2"/>}</text:p>
      <text:p text:style-name="Code"><text:s text:c="2"/>catch (Exception ex)</text:p>
      <text:p text:style-name="Code"><text:s text:c="2"/>{ logger.throwing(<text:span text:style-name="Strong_20_Emphasis">YourGuiClass</text:span>.class.getName(), "getUIDescriptor", ex); }</text:p>
      <text:p text:style-name="Code"><text:s text:c="2"/>return uiDesc;</text:p>
      <text:p text:style-name="Code">}</text:p>
      <text:p text:style-name="Standard"/>
      <text:p text:style-name="Standard">You will need to have a reference to this method in your config file as an Entry element. Remember to import your GUI class too.</text:p>
      <text:p text:style-name="Standard"/>
      <text:p text:style-name="Code">import <text:span text:style-name="Strong_20_Emphasis">your.gui.class.package</text:span>;</text:p>
      <text:p text:style-name="Code">entries = new Entry[] { </text:p>
      <text:p text:style-name="Code"><text:s text:c="2"/><text:span text:style-name="Strong_20_Emphasis">YourGuiClass.getUIDescriptor()</text:span>,</text:p>
      <text:p text:style-name="Code"><text:s text:c="2"/>ServiceProvider.getUIDescriptor()</text:p>
      <text:p text:style-name="Code">};</text:p>
      <text:p text:style-name="Standard"/>
      <text:p text:style-name="Standard">Also remember to include your GUI class in your build script for the downloaded service jar file.</text:p>
      <text:p text:style-name="Heading_20_1">Obtaining an instance of your service for your service UI</text:p>
      <text:p text:style-name="Standard">You can specify and Object type argument in the constructor of your service UI. When your UI is invoked, an instance of your service will be passed via this Object. Cast it to the type ServiceItem, then use the service field on it to obtain an instance of your service.</text:p>
      <text:p text:style-name="Standard"/>
      <text:p text:style-name="Code">public class <text:span text:style-name="Strong_20_Emphasis">YourGuiClass</text:span> extends JPanel</text:p>
      <text:p text:style-name="Code">{ public <text:span text:style-name="Strong_20_Emphasis">YourGuiClass</text:span>(Object obj)</text:p>
      <text:p text:style-name="Code"><text:s text:c="2"/>{ svcItem = (ServiceItem) obj;</text:p>
      <text:p text:style-name="Code"><text:s text:c="4"/><text:span text:style-name="Strong_20_Emphasis">YourService svc = (YourService) svcItem.service;</text:span></text:p>
      <text:p text:style-name="Code"><text:s text:c="2"/>}</text:p>
      <text:p text:style-name="Code">}</text:p>
      <text:p text:style-name="Heading_20_1">Obtaining Jini config file entries</text:p>
      <text:p text:style-name="Standard">If your service needs to be loaded with some default values when it starts up, you can place these values in the configuration file for your provider. The syntax for a Jini configuration file is very much like a regular Java file. You can even specify complex objects within your configuration file rather than simple primitive data types. Entries within this file are structured as follows.</text:p>
      <text:p text:style-name="Standard"/>
      <text:p text:style-name="Code">component {</text:p>
      <text:p text:style-name="Code"><text:s text:c="2"/>name = value;</text:p>
      <text:p text:style-name="Code"><text:s text:c="2"/>name = value;</text:p>
      <text:p text:style-name="Code"><text:s text:c="2"/>...</text:p>
      <text:p text:style-name="Code">}</text:p>
      <text:p text:style-name="Standard"/>
      <text:p text:style-name="Standard">For example</text:p>
      <text:p text:style-name="Standard"/>
      <text:p text:style-name="Code"><text:span text:style-name="Strong_20_Emphasis">sorcer.core.provider.ServiceProvider</text:span> { <text:s text:c="16"/><text:span text:style-name="Comment">// component</text:span></text:p>
      <text:p text:style-name="Code"><text:s text:c="2"/><text:span text:style-name="Strong_20_Emphasis">name <text:s text:c="6"/>= "Your service name";</text:span> <text:s text:c="19"/><text:span text:style-name="Comment">// name = value;</text:span></text:p>
      <text:p text:style-name="Code"><text:s text:c="2"/>interfaces = new String[]{"service.interface.Blah"}; <text:span text:style-name="Comment">// name = value;</text:span></text:p>
      <text:p text:style-name="Code"><text:s text:c="2"/>server <text:s text:c="4"/>= new BlahImpl(); <text:s text:c="24"/><text:span text:style-name="Comment">// name = value;</text:span></text:p>
      <text:p text:style-name="Code"><text:s text:c="2"/>...</text:p>
      <text:p text:style-name="Code">}</text:p>
      <text:p text:style-name="Standard"/>
      <text:p text:style-name="Standard">To access these values, check the Jini API for net.jini.config.Configuration. </text:p>
      <text:p text:style-name="Standard"/>
      <text:p text:style-name="Code"><text:span text:style-name="Comment">// When you run your service via Ant file, a system property named</text:span></text:p>
      <text:p text:style-name="Code"><text:span text:style-name="Comment">// sorcer.provider.config should be set, which contains the name of</text:span></text:p>
      <text:p text:style-name="Code"><text:span text:style-name="Comment">// your service's config file.</text:span></text:p>
      <text:p text:style-name="Code">String[] args = new String[] {System.getProperty("sorcer.provider.config")};</text:p>
      <text:p text:style-name="Code">try</text:p>
      <text:p text:style-name="Code">{ Configuration config = ConfigurationProvider.getInstance(args);</text:p>
      <text:p text:style-name="Code"><text:s text:c="2"/>String name = (String) config.getEntry(</text:p>
      <text:p text:style-name="Code"><text:s text:c="4"/><text:span text:style-name="Strong_20_Emphasis">"sorcer.core.provider.ServiceProvider"</text:span>, <text:s/><text:span text:style-name="Comment">// the component name</text:span></text:p>
      <text:p text:style-name="Code"><text:s text:c="4"/><text:span text:style-name="Strong_20_Emphasis">"name"</text:span>, <text:s text:c="33"/><text:span text:style-name="Comment">// the variable name you want</text:span></text:p>
      <text:p text:style-name="Code"><text:s text:c="4"/><text:span text:style-name="Strong_20_Emphasis">String.class</text:span>); <text:s text:c="26"/><text:span text:style-name="Comment">// the class type to read it as</text:span></text:p>
      <text:p text:style-name="Code">}</text:p>
      <text:p text:style-name="Code">catch (ConfigurationException ce)</text:p>
      <text:p text:style-name="Code">{ logger.warning("Error reading config file."); }</text:p>
      <text:p text:style-name="Standard"/>
      <text:p text:style-name="Standard">Some caveats:</text:p>
      <text:list text:style-name="List_20_1">
        <text:list-item>
          <text:p text:style-name="P3">For primitive data types, the class should be something like long.class.</text:p>
        </text:list-item>
        <text:list-item>
          <text:p text:style-name="P3">If you want to store a value of type long in a config file, you may get a “bad numeric literal” error. To fix this, add an L to the end of the number, for example bigNumber = 10000000000L;</text:p>
        </text:list-item>
      </text:list>
      <text:p text:style-name="Standard"/>
      <text:p text:style-name="Standard">For some additional examples, check out sorcer.ficus.splitter.SplitterIm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02in" fo:margin-bottom="0.0598in" fo:text-align="center" style:justify-single-word="false"/>
      <style:text-properties fo:font-size="12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fo:background-color="transparent" fo:padding="0in" fo:border="none" style:shadow="none">
        <style:background-image/>
      </style:paragraph-properties>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Preformatted_20_Text">
      <style:paragraph-properties fo:background-color="#ffffe0" fo:padding="0.0201in" fo:border="0.0071in solid #000000">
        <style:background-image/>
      </style:paragraph-properties>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10pt" style:font-name-asian="Courier New" style:font-name-complex="Courier New"/>
    </style:style>
    <style:style style:name="Comment" style:family="text">
      <style:text-properties fo:color="#008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Working with Apache Derby<text:tab/><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dam Turner</meta:initial-creator>
    <meta:creation-date>2006-12-04T22:52:17</meta:creation-date>
    <dc:date>2007-05-07T22:34:33</dc:date>
    <dc:language>en-US</dc:language>
    <meta:editing-cycles>18</meta:editing-cycles>
    <meta:editing-duration>PT8H21M45S</meta:editing-duration>
    <meta:user-defined meta:name="Info 1"/>
    <meta:user-defined meta:name="Info 2"/>
    <meta:user-defined meta:name="Info 3"/>
    <meta:user-defined meta:name="Info 4"/>
    <meta:document-statistic meta:table-count="0" meta:image-count="0" meta:object-count="0" meta:page-count="3" meta:paragraph-count="69" meta:word-count="560" meta:character-count="4152"/>
  </office:meta>
</office:document-meta>
</file>